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paragraph-properties fo:margin-left="0cm" fo:margin-right="0cm" fo:text-indent="0cm" style:auto-text-indent="false"/>
      <style:text-properties fo:font-style="italic" fo:font-weight="bold" officeooo:paragraph-rsid="000a144d" style:font-style-asian="italic" style:font-weight-asian="bold" style:font-style-complex="italic" style:font-weight-complex="bold"/>
    </style:style>
    <style:style style:name="P4" style:family="paragraph" style:parent-style-name="Text_20_body">
      <style:paragraph-properties fo:margin-left="0cm" fo:margin-right="0cm" fo:text-indent="0cm" style:auto-text-indent="false"/>
      <style:text-properties fo:font-style="italic" officeooo:paragraph-rsid="000a144d" style:font-style-asian="italic" style:font-style-complex="italic"/>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text-align="center" style:justify-single-word="false"/>
    </style:style>
    <style:style style:name="P7" style:family="paragraph" style:parent-style-name="Heading_20_1" style:master-page-name="Standard">
      <style:paragraph-properties style:page-number="auto"/>
    </style:style>
    <style:style style:name="P8" style:family="paragraph" style:parent-style-name="Heading_20_1">
      <style:paragraph-properties fo:break-before="page"/>
    </style:style>
    <style:style style:name="P9" style:family="paragraph" style:parent-style-name="Text_20_body" style:list-style-name="L1">
      <style:paragraph-properties fo:margin-left="2.50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97da9"/>
    </style:style>
    <style:style style:name="T5" style:family="text">
      <style:text-properties officeooo:rsid="000a6e5a"/>
    </style:style>
    <style:style style:name="T6" style:family="text">
      <style:text-properties officeooo:rsid="000bd04f"/>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Introduction</text:h>
      <text:p text:style-name="P5"><text:tab/>In statistics, the expectation–maximization (EM) algorithm is an iterative method for finding maximum likelihood or maximum a posteriori (MAP) estimates of parameters in statistical models, where the model depends on unobserved latent variables. For this reason EM is frequently used for data clustering, verification and identification of the speaker (biometric tasks), author profiling based on his documents, automatic document categorization, and many more applications.</text:p>
      <text:p text:style-name="Text_20_body"><text:tab/>em4gmm<text:note text:id="ftn1" text:note-class="footnote"><text:note-citation>1</text:note-citation><text:note-body><text:p text:style-name="Footnote">https://github.com/juandavm/em4gmm/</text:p></text:note-body></text:note> is a toolkit to work with Finite Gaussian Mixture Models. In fact, it is a very fast and parallel C implementation of the clustering Expectation Maximization (EM) algorithm for estimating Gaussian Mixture Models (GMMs), with some extra important improvements. This is a full list of features that this toolkit contains:</text:p>
      <text:list xml:id="list645691801" text:style-name="L1">
        <text:list-item>
          <text:p text:style-name="P9">Fast learning of Gaussian Mixture Models (GMMs) using multidimensional data.</text:p>
        </text:list-item>
        <text:list-item>
          <text:p text:style-name="P9">Fast merge similar components to simplify the learned Gaussian Mixture Model.</text:p>
        </text:list-item>
        <text:list-item>
          <text:p text:style-name="P9">Fast simple classification score for a group of data (the data can be compressed).</text:p>
        </text:list-item>
        <text:list-item>
          <text:p text:style-name="P9">Obtain a detailed classification for each sample of a group of data (auto-clustering).</text:p>
        </text:list-item>
        <text:list-item>
          <text:p text:style-name="P9">Use a World Model to normalize classification scores (for biometric tasks).</text:p>
        </text:list-item>
        <text:list-item>
          <text:p text:style-name="P9">Possibility of set the number of threads to use on the execution of any task.</text:p>
        </text:list-item>
        <text:list-item>
          <text:p text:style-name="P9">Extra tool used to generate random synthetic data files, for any purpose.</text:p>
        </text:list-item>
      </text:list>
      <text:p text:style-name="Text_20_body">In order to compile this toolkit, you need first compile and install the zlib library<text:note text:id="ftn2" text:note-class="footnote"><text:note-citation>2</text:note-citation><text:note-body><text:p text:style-name="Footnote">http://www.zlib.net/</text:p></text:note-body></text:note> from their website, or using your preferred software distribution channels (aptitude, yum, macports, etc) in order to install it (with the dev packages). <text:span text:style-name="T5">I</text:span>n some systems this library <text:span text:style-name="T5">is</text:span> installed by default.</text:p>
      <text:p text:style-name="Text_20_body">Then, on MacO<text:span text:style-name="T5">s</text:span> and Linux distributions you can simple use the <text:span text:style-name="T3">make</text:span> command on the system shell to compile it, and then <text:span text:style-name="T3">sudo make install</text:span> to install it on you<text:span text:style-name="T4">r</text:span> system (by default on /usr/bin). </text:p>
      <text:p text:style-name="Text_20_body"/>
      <text:h text:style-name="Heading_20_1" text:outline-level="1"><text:soft-page-break/>Basic Usage</text:h>
      <text:p text:style-name="Text_20_body">This toolkit has two different utilities: <text:span text:style-name="T3">gmmtrain</text:span> and <text:span text:style-name="T3">gmmclass</text:span>. You can use the <text:span text:style-name="T3">gmmtrain</text:span> utility in order to train a Gaussian Mixture Model from a feature data file, and the <text:span text:style-name="T3">gmmclass</text:span> to classify -obtain the score/l<text:span text:style-name="T4">n(</text:span>likelihood<text:span text:style-name="T4">)-</text:span> one feature data file.</text:p>
      <text:p text:style-name="Text_20_body">The data files used by this software are very simple: They are plain text files of decimal numbers, with a header, and one line per sample vector. This is a short example:</text:p>
      <text:p text:style-name="P2"><text:s/>11 <text:s text:c="6"/>4</text:p>
      <text:p text:style-name="P2"><text:s/>1025 <text:s text:c="4"/>7706 <text:s text:c="4"/>6830 <text:s text:c="4"/>5571 <text:s text:c="4"/>4169 <text:s text:c="4"/>2858 <text:s text:c="4"/>1809 <text:s text:c="4"/>1094 <text:s text:c="5"/>688 <text:s text:c="5"/>500 <text:s text:c="5"/>417</text:p>
      <text:p text:style-name="P2"><text:s/>1147 <text:s text:c="4"/>5755 <text:s text:c="4"/>6636 <text:s text:c="4"/>6234 <text:s text:c="4"/>4118 <text:s text:c="4"/>4593 <text:s text:c="4"/>2750 <text:s text:c="4"/>3649 <text:s text:c="5"/>774 <text:s text:c="4"/>1568 <text:s text:c="4"/>1104</text:p>
      <text:p text:style-name="P2"><text:s text:c="2"/>932 <text:s text:c="4"/>5381 <text:s text:c="4"/>5567 <text:s text:c="4"/>5175 <text:s text:c="4"/>3613 <text:s text:c="4"/>3499 <text:s text:c="4"/>2429 <text:s text:c="4"/>2536 <text:s text:c="5"/>652 <text:s text:c="5"/>913 <text:s text:c="5"/>337</text:p>
      <text:p text:style-name="P2"><text:s text:c="2"/>838 <text:s text:c="4"/>6401 <text:s text:c="4"/>5961 <text:s text:c="4"/>5277 <text:s text:c="4"/>4418 <text:s text:c="4"/>3468 <text:s text:c="4"/>2516 <text:s text:c="4"/>1644 <text:s text:c="5"/>921 <text:s text:c="5"/>391 <text:s text:c="6"/>74</text:p>
      <text:p text:style-name="Text_20_body">On the header, the first number are the dimension and the second the number of samples. The sample's vectors can be integers or decimals (using "." as separator), and the dimensions must be space-separated. Also, you have an example of a data file on the <text:span text:style-name="T3">dat</text:span> directory of this project. If you want to save disk space you can compress data files using gzip format (.gz file). A simple way to do this compression is using the gzip Linux or MacOs command.</text:p>
      <text:p text:style-name="Text_20_body">You can train a Gaussian Mixture Model using the <text:span text:style-name="T3">gmmtrain</text:span> utility on a feature train file. This will learn the Model from the provided data, and save it into a file. This are all the options that can be used with this utility:</text:p>
      <text:p text:style-name="P2">Usage: gmmtrain &lt;options&gt;</text:p>
      <text:p text:style-name="P2"><text:tab/><text:tab/>Required:</text:p>
      <text:p text:style-name="P2"><text:tab/><text:tab/><text:tab/>-d file.txt|file.gz<text:tab/>file that contains all the samples vectors</text:p>
      <text:p text:style-name="P2"><text:tab/><text:tab/><text:tab/>-m file.gmm<text:tab/><text:tab/>file used to save the trained mixture model</text:p>
      <text:p text:style-name="P2"><text:tab/><text:tab/>Recommended:</text:p>
      <text:p text:style-name="P2"><text:tab/><text:tab/><text:tab/>-n 2-524228<text:tab/><text:tab/>optional number of components of the mixture</text:p>
      <text:p text:style-name="P2"><text:tab/><text:tab/><text:tab/>-r file.json<text:tab/><text:tab/>optional file to save the log (not the model)</text:p>
      <text:p text:style-name="Text_20_body"><text:soft-page-break/><text:tab/><text:tab/><text:span text:style-name="T3">Optional:</text:span></text:p>
      <text:p text:style-name="P2"><text:tab/><text:tab/><text:tab/>-u 0.0-1.0<text:tab/><text:tab/>optional merge threshold based on similarity</text:p>
      <text:p text:style-name="P2"><text:tab/><text:tab/><text:tab/>-s 0.0-1.0<text:tab/><text:tab/>optional stop criterion based on likelihood</text:p>
      <text:p text:style-name="P2"><text:tab/><text:tab/><text:tab/>-i 1-<text:span text:style-name="T6">9999</text:span><text:tab/><text:tab/>optional maximum number of EM iterations</text:p>
      <text:p text:style-name="P2"><text:tab/><text:tab/><text:tab/>-t 1-256<text:tab/><text:tab/>optional maximum number of threads used</text:p>
      <text:p text:style-name="P2"><text:tab/><text:tab/><text:tab/>-h<text:tab/><text:tab/><text:tab/>optional argument that shows this message</text:p>
      <text:p text:style-name="Text_20_body">Using the special <text:span text:style-name="T3">-u</text:span> parameter you <text:span text:style-name="T6">can control</text:span> the merge feature that will try to merge the similar components of the mixture, leaving the model as simple as possible, avoiding overtraining, and speeding up the classifier. The parameter <text:span text:style-name="T3">-r </text:span>allows to obtain a log (it <text:span text:style-name="T6">is</text:span> a log and can not be used as the model to classify) of the generated model using the <text:span text:style-name="T6">J</text:span>SON text plain format. Also, yo can obtain the score/l<text:span text:style-name="T4">n(</text:span>likelihood<text:span text:style-name="T4">)</text:span> of one feature test file using the <text:span text:style-name="T3">gmmclass</text:span> utility:</text:p>
      <text:p text:style-name="P2">Usage: gmmclass &lt;options&gt;</text:p>
      <text:p text:style-name="P2"><text:tab/><text:tab/>Required:</text:p>
      <text:p text:style-name="P2"><text:tab/><text:tab/><text:tab/>-d file.txt|file.gz<text:tab/>file that contains the samples vectors</text:p>
      <text:p text:style-name="P2"><text:tab/><text:tab/><text:tab/>-m file.gmm<text:tab/><text:tab/>file of the trained model used to classify</text:p>
      <text:p text:style-name="P2"><text:tab/><text:tab/>Recommended:</text:p>
      <text:p text:style-name="P2"><text:tab/><text:tab/><text:tab/>-w file.gmm<text:tab/><text:tab/>optional world model used to smooth</text:p>
      <text:p text:style-name="P2"><text:tab/><text:tab/><text:tab/>-r file.json<text:tab/><text:tab/>optional file to save the log (slower)</text:p>
      <text:p text:style-name="P2"><text:tab/><text:tab/>Optional:</text:p>
      <text:p text:style-name="P2"><text:tab/><text:tab/><text:tab/>-t 1-128<text:tab/><text:tab/>optional maximum number of threads used</text:p>
      <text:p text:style-name="P2"><text:tab/><text:tab/><text:tab/>-h<text:tab/><text:tab/><text:tab/>optional argument that shows this message</text:p>
      <text:p text:style-name="Text_20_body">The standard process is to train a model for each class, and then classify at the class with highest score. Also, you can obtain a detailed analysis of the classify process done <text:span text:style-name="T5">for each sample with each mixture</text:span> (for automatic clustering purposes, for instance) using the <text:span text:style-name="T3">-r</text:span> option on the <text:span text:style-name="T3">gmmclass</text:span> utility, but this analysis will run slower than the standard classification. </text:p>
      <text:h text:style-name="P8" text:outline-level="1">Synthetic Data Generation</text:h>
      <text:p text:style-name="Text_20_body">We have included in this software a simple tool called <text:span text:style-name="T3">datagen.py</text:span> that can generate pseudo-random synthetic data using the normal distribution. This utility is used in this way:</text:p>
      <text:p text:style-name="P2">Usage: datagen.py &lt;dimensions&gt; &lt;samples&gt; &lt;file.txt&gt;</text:p>
      <text:p text:style-name="Text_20_body">As we can observe, use this tool is as easy as specify the number of samples, dimensions, and the file in will be saved the synthetic data. It is important to note that this tool is not as fast as the rest of the toolkit, because it was added as a simple extra tool.</text:p>
      <text:p text:style-name="Text_20_body">The synthetic data file generated is fully compatible with the rest of the toolkit and can be used directly by it. The number of different normal distributions used to generate the data is given by the formula:</text:p>
      <text:p text:style-name="P6"><draw:frame draw:style-name="fr1" draw:name="Objeto1" text:anchor-type="as-char" svg:y="-0.707cm" svg:width="3.152cm" svg:height="1.085cm" draw:z-index="0"><draw:object xlink:href="./Object 1" xlink:type="simple" xlink:show="embed" xlink:actuate="onLoad"/><draw:image xlink:href="./ObjectReplacements/Object 1" xlink:type="simple" xlink:show="embed" xlink:actuate="onLoad"/></draw:frame></text:p>
      <text:p text:style-name="Text_20_body">Where <text:span text:style-name="T3">n</text:span> is the number of samples and <text:span text:style-name="T3">k</text:span> the number of different normal distributions used to generate the final random synthetic data. The mean of the normal distribution is generated randomly, uniformly distributed in the range from -10000 to 10000. Also, the variance of the distributions is generated uniformly distributed in the range from 10 to 100.</text:p>
      <text:p text:style-name="Text_20_body">This is an example of the result provided by this tool, using 5 dimensions and 8 samples:</text:p>
      <text:p text:style-name="P2">5 <text:s text:c="4"/>7 </text:p>
      <text:p text:style-name="P2">-6139.657 <text:s text:c="4"/>-9176.096 <text:s text:c="4"/>-9760.485 <text:s text:c="4"/>-2021.679 <text:s text:c="5"/>4101.922 </text:p>
      <text:p text:style-name="P2">-6146.041 <text:s text:c="4"/>-9189.280 <text:s text:c="4"/>-9812.855 <text:s text:c="4"/>-1966.770 <text:s text:c="5"/>4098.639 </text:p>
      <text:p text:style-name="P2">-6128.852 <text:s text:c="4"/>-9177.074 <text:s text:c="4"/>-9757.878 <text:s text:c="5"/>-1986.591 <text:s text:c="5"/>4126.399 </text:p>
      <text:p text:style-name="P2">-6129.898 <text:s text:c="4"/>-9144.684 <text:s text:c="4"/>-9714.653 <text:s text:c="5"/>-2000.045 <text:s text:c="5"/>4128.415 </text:p>
      <text:p text:style-name="P2"><text:s/>8553.226 <text:s text:c="5"/>7206.814 <text:s text:c="6"/>4854.733 <text:s text:c="5"/>-4044.405 <text:s text:c="4"/>-6667.375 </text:p>
      <text:p text:style-name="P2"><text:s/>8595.694 <text:s text:c="5"/>7259.777 <text:s text:c="6"/>4789.316 <text:s text:c="5"/>-4028.329 <text:s text:c="4"/>-6931.350 </text:p>
      <text:p text:style-name="P2"><text:s/>8480.404 <text:s text:c="5"/>7335.704 <text:s text:c="6"/>4869.384 <text:s text:c="5"/>-4069.297 <text:s text:c="4"/>-6675.915</text:p>
      <text:h text:style-name="P8" text:outline-level="1">Speaker Identification</text:h>
      <text:p text:style-name="Text_20_body">In order to make a speaker identification system, we need to record and extract acoustic features with any external toolkit (for instance the HTK<text:note text:id="ftn3" text:note-class="footnote"><text:note-citation>3</text:note-citation><text:note-body><text:p text:style-name="Footnote">http://htk.eng.cam.ac.uk/</text:p></text:note-body></text:note> or TLK<text:note text:id="ftn4" text:note-class="footnote"><text:note-citation>4</text:note-citation><text:note-body><text:p text:style-name="Footnote">http://www.translectures.eu/tlk/</text:p></text:note-body></text:note> toolkit). We need to create one Gaussian Mixture Model for each speaker, so first of all we put all the acoustic features for each speaker together on one file (with the required format for this toolkit, explained before).</text:p>
      <text:p text:style-name="Text_20_body">Then, we need to train all the Gaussian Mixture Models using the <text:span text:style-name="T3">gmmtrain</text:span> utility of this toolkit for each speaker like this:</text:p>
      <text:p text:style-name="P2">gmmtrain -d speakerN.feas -m speakerN.gmm -s 0.01 -u 0.95 -n 256</text:p>
      <text:p text:style-name="Text_20_body">The <text:span text:style-name="T3">-d</text:span> parameter specify path to the acoustic features extracted before, the <text:span text:style-name="T3">-m</text:span> is the place to save the model, the <text:span text:style-name="T3">-s</text:span> parameter is a stop criterion based on the improvement, the <text:span text:style-name="T3">-u</text:span> allows to the toolkit merge similar components (this may be slow and use high memory, but avoids to find the optimal number of mixture components), and the <text:span text:style-name="T3">-n</text:span> is the initial number of components of the mixture. Of course, you can change the command to try to make the best model possible to your system, but this command probably can be a good startup point.</text:p>
      <text:p text:style-name="Text_20_body">When you have all the models prepared, you can easy use them to identify the speaker. First of all the speaker must read or tell some short text, that must be recorded and transform into an acoustic feature like before (using the required format for this toolkit). The last step is, of course, identify the speaker. In order to do it, you will need to use the <text:span text:style-name="T3">gmmclass</text:span> utility of the toolkit in order to get the scores for each trained model. You can use it with a command like that:</text:p>
      <text:p text:style-name="P2">gmmclass -d unknown.feas -m speakerN.gmm</text:p>
      <text:p text:style-name="Text_20_body">The score for this feature will be printed on the standard output. The real speaker of these new recorded acoustic features are the speaker with the highest score, when we use this command with the same acoustic features on all the speaker models. It is important to note that the scores can be positive or negative, but in all cases the highest score is, probably, the real speaker (for instance, <text:s/>-1.97 is greater than -3.24, so the real speaker is the first).</text:p>
      <text:p text:style-name="Text_20_body">This are the basics of the speaker identification task using the em4gmm toolkit.</text:p>
      <text:p text:style-name="Text_20_body"/>
      <text:h text:style-name="P8" text:outline-level="1">Final Notes</text:h>
      <text:p text:style-name="P3"><text:tab/>Issues and Bugs</text:p>
      <text:p text:style-name="Text_20_body">Do you have a bug or a feature request? Do not worry, open a new issue<text:note text:id="ftn5" text:note-class="footnote"><text:note-citation>5</text:note-citation><text:note-body><text:p text:style-name="Footnote">https://github.com/juandavm/em4gmm/issues/</text:p></text:note-body></text:note>. But please, before opening any new issue, search on existing the yours in order to avoid duplicates. And thanks you for your contribution!</text:p>
      <text:p text:style-name="Text_20_body"/>
      <text:p text:style-name="P5"><text:tab/><text:span text:style-name="T3">License</text:span></text:p>
      <text:p text:style-name="P5"><text:tab/><text:span text:style-name="T2"> <text:s text:c="3"/>Expectation Maximization for Gaussian Mixture Models.</text:span></text:p>
      <text:p text:style-name="P4"><text:s text:c="4"/><text:tab/> <text:s text:c="3"/>Copyright (C) 2012-2022 Juan Valor</text:p>
      <text:p text:style-name="P4"><text:tab/> <text:s text:c="3"/></text:p>
      <text:p text:style-name="P4"><text:s text:c="3"/><text:tab/> <text:s text:c="3"/>This program is free software: you can redistribute it and/or modify</text:p>
      <text:p text:style-name="P4"><text:tab/> <text:s text:c="3"/>it under the terms of the GNU Affero General Public License as</text:p>
      <text:p text:style-name="P4"><text:tab/> <text:s text:c="3"/>published by the Free Software Foundation, either version 3 of the</text:p>
      <text:p text:style-name="P4"><text:tab/> <text:s text:c="3"/>License, or (at your option) any later version.</text:p>
      <text:p text:style-name="P4"><text:tab/> <text:s text:c="3"/></text:p>
      <text:p text:style-name="P4"><text:s text:c="4"/><text:tab/> <text:s text:c="3"/>This program is distributed in the hope that it will be useful,</text:p>
      <text:p text:style-name="P4"><text:s text:c="4"/><text:tab/> <text:s text:c="3"/>but WITHOUT ANY WARRANTY; without even the implied warranty of</text:p>
      <text:p text:style-name="P4"><text:s text:c="4"/><text:tab/> <text:s text:c="3"/>MERCHANTABILITY or FITNESS FOR A PARTICULAR PURPOSE. <text:s/>See the</text:p>
      <text:p text:style-name="P4"><text:s text:c="4"/><text:tab/> <text:s text:c="3"/>GNU Affero General Public License for more details.</text:p>
      <text:p text:style-name="P4"><text:tab/> <text:s text:c="3"/></text:p>
      <text:p text:style-name="P4"><text:tab/> <text:s text:c="3"/>You should have received a copy of the GNU Affero General Public License</text:p>
      <text:p text:style-name="P4"><text:tab/> <text:s text:c="3"/>along with this program. <text:s/>If not, see &lt;https://www.gnu.org/license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3cm" style:contextual-spacing="false" fo:line-height="150%" fo:text-align="justify" style:justify-single-word="false" fo:text-indent="1.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m4gmm<text:tab/><text:tab/>User Manual</text:p>
      </style:header>
      <style:footer>
        <text:p text:style-name="Footer"><text:tab/><text:span text:style-name="MT1">Page </text:span><text:span text:style-name="MT1"><text:page-number text:select-page="current">6</text:page-number></text:span><text:span text:style-name="MT1"><text:s/>of </text:span><text:span text:style-name="MT1"><text:page-count>6</text:page-count></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3-05-02T19:39:31</meta:creation-date>
    <dc:date>2022-02-07T10:16:31.966178963</dc:date>
    <meta:editing-duration>PT13H10M14S</meta:editing-duration>
    <meta:editing-cycles>35</meta:editing-cycles>
    <meta:generator>LibreOffice/7.2.2.1$MacOSX_AARCH64 LibreOffice_project/0e408af0b27894d652a87aa5f21fe17bf058124c</meta:generator>
    <dc:title>em4gmm User Manual</dc:title>
    <dc:description>em4gmm is a toolkit to work with Finite Gaussian Mixture Models. In fact, it is a very fast and parallel C implementation of the clustering Expectation Maximization (EM) algorithm for estimating Gaussian Mixture Models (GMMs), with some extra utilities.</dc:description>
    <meta:document-statistic meta:table-count="0" meta:image-count="0" meta:object-count="1" meta:page-count="6" meta:paragraph-count="98" meta:word-count="1619" meta:character-count="10253" meta:non-whitespace-character-count="8227"/>
    <meta:user-defined meta:name="Idioma">English</meta:user-defined>
    <meta:user-defined meta:name="Proyecto">em4gmm</meta:user-defined>
  </office:meta>
</office:document-meta>
</file>

<file path=Object 1/content.xml><?xml version="1.0" encoding="utf-8"?>
<math xmlns="http://www.w3.org/1998/Math/MathML">
  <semantics>
    <mrow>
      <mrow>
        <mi>k</mi>
        <mo stretchy="false">=</mo>
        <mi mathvariant="italic">floor</mi>
      </mrow>
      <mrow>
        <mrow>
          <mo stretchy="false">(</mo>
          <mrow>
            <msqrt>
              <mrow>
                <mfrac>
                  <mrow>
                    <mi>n</mi>
                  </mrow>
                  <mrow>
                    <mn>2</mn>
                  </mrow>
                </mfrac>
              </mrow>
            </msqrt>
          </mrow>
          <mo stretchy="false">)</mo>
        </mrow>
        <mo stretchy="false">+</mo>
        <mn>1</mn>
      </mrow>
    </mrow>
    <annotation encoding="StarMath 5.0">k = floor( sqrt{{n} over {2} } ) + 1</annotation>
  </semantics>
</math>
</file>